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580000066CA6C604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048cm" svg:x="0.977cm" svg:y="1.887cm">
          <draw:image xlink:href="Pictures/10000000000008580000066CA6C604AD.png" xlink:type="simple" xlink:show="embed" xlink:actuate="onLoad">
            <text:p/>
          </draw:image>
        </draw:frame>
        <draw:rect draw:style-name="gr2" draw:text-style-name="P1" draw:layer="layout" svg:width="1.27cm" svg:height="1.27cm" svg:x="2.905cm" svg:y="7.35cm">
          <text:p/>
        </draw:rect>
        <draw:rect draw:style-name="gr2" draw:text-style-name="P1" draw:layer="layout" svg:width="3.352cm" svg:height="1.673cm" svg:x="11.805cm" svg:y="4.4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06T16:02:29</meta:creation-date>
    <dc:date>2011-01-06T16:03:43</dc:date>
    <dc:creator>Jussi Eloranta</dc:creator>
    <meta:editing-duration>PT1M14S</meta:editing-duration>
    <meta:editing-cycles>1</meta:editing-cycles>
    <meta:document-statistic meta:object-count="3"/>
    <meta:generator>OpenOffice.org/3.3$Linux OpenOffice.org_project/330m18$Build-9556</meta:generator>
  </office:meta>
</office:document-meta>
</file>